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15"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16"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17"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18"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19"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0"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1"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22"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23"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24"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25"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26"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27" style:family="paragraph" style:parent-style-name="Standard">
      <style:text-properties style:font-name="FreeSans1" fo:language="it" fo:country="IT" fo:font-weight="normal" officeooo:rsid="002faa40" officeooo:paragraph-rsid="0008dd1f" style:font-weight-asian="normal" style:font-weight-complex="normal"/>
    </style:style>
    <style:style style:name="P28"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29"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30"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31"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2"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3"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34"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35"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36"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38" style:family="paragraph" style:parent-style-name="Standard">
      <style:text-properties style:font-name="FreeSans1" fo:language="it" fo:country="IT" fo:font-weight="bold" officeooo:rsid="001ae5fc" officeooo:paragraph-rsid="001ae5fc" style:font-name-asian="Droid Sans Fallback" style:font-size-asian="10.5pt" style:font-weight-asian="bold" style:font-name-complex="FreeSans2" style:font-weight-complex="bold"/>
    </style:style>
    <style:style style:name="P39"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40"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41"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asian="Droid Sans Fallback" style:font-name-complex="FreeSans2"/>
    </style:style>
    <style:style style:name="T11" style:family="text">
      <style:text-properties officeooo:rsid="0014c9fd" style:font-name-asian="Droid Sans Fallback" style:font-name-complex="FreeSans2"/>
    </style:style>
    <style:style style:name="T12" style:family="text">
      <style:text-properties officeooo:rsid="00188b52" style:font-name-asian="Droid Sans Fallback" style:font-name-complex="FreeSans2"/>
    </style:style>
    <style:style style:name="T13" style:family="text">
      <style:text-properties officeooo:rsid="0014c9fd"/>
    </style:style>
    <style:style style:name="T14" style:family="text">
      <style:text-properties fo:font-weight="normal" style:font-weight-asian="normal" style:font-weight-complex="normal"/>
    </style:style>
    <style:style style:name="T15" style:family="text">
      <style:text-properties fo:font-weight="normal" officeooo:rsid="001cab2c"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27">Tipi: lista, posizione, boolean, tipoelem</text:p>
      <text:p text:style-name="P27"/>
      <text:p text:style-name="P27">Operatori:</text:p>
      <text:p text:style-name="P27">– crealista : () → lista</text:p>
      <text:p text:style-name="P27">- listavuota : ( lista) → boolean</text:p>
      <text:p text:style-name="P27">– leggilista : (posizione, lista) → tipoelem</text:p>
      <text:p text:style-name="P27">– scrivilista : (tipoelem,posizione,lista) → lista</text:p>
      <text:p text:style-name="P27">– primolista : (lista) → posizione</text:p>
      <text:p text:style-name="P27">– finelista : (posizione, lista) → boolean</text:p>
      <text:p text:style-name="P27">– succlista : (posizione, lista) → posizione</text:p>
      <text:p text:style-name="P27">– predlista : (posizione, lista) → posizione</text:p>
      <text:p text:style-name="P27">– inslista (tipoelem,posizione,lista) → lista</text:p>
      <text:p text:style-name="P15">– canclista : (posizione, lista) → lista</text:p>
      <text:p text:style-name="P15"/>
      <text:p text:style-name="P3">1.2 Specifica semantica</text:p>
      <text:p text:style-name="P14">Tipi:</text:p>
      <text:p text:style-name="P14">- lista: insieme delle sequenze l = &lt;a1,…,an&gt; con n &gt;= 0 di elementi di tipo tipo elem dove l'i-esimo elemento ha valore ai e posizione pos(i)</text:p>
      <text:p text:style-name="P14">- boolean: insieme dei valori verità</text:p>
      <text:p text:style-name="P14"/>
      <text:p text:style-name="P14">Operatori:</text:p>
      <text:p text:style-name="P14">- creaLista() = l'</text:p>
      <text:p text:style-name="P14"><text:tab/>POST: l' = &lt;&gt;</text:p>
      <text:p text:style-name="P14">- listaVuota(l) <text:s/>= b</text:p>
      <text:p text:style-name="P14"><text:tab/>POST: b = VERO se l = &lt;&gt;, altrimenti FALSO</text:p>
      <text:p text:style-name="P14">- leggiLista(p,l) = a</text:p>
      <text:p text:style-name="P14"><text:tab/>PRE: p = pos(i) con 1 &lt;= i &lt;= n</text:p>
      <text:p text:style-name="P14"><text:tab/>POST: a = a(i) (o a = l(i) ? )</text:p>
      <text:p text:style-name="P14">-scriviLista(a,p,l) = l'</text:p>
      <text:p text:style-name="P14"><text:tab/>PRE: p = pos(i) con 1 &lt;= i &lt;= n</text:p>
      <text:p text:style-name="P14"><text:tab/>POST: l' = &lt;a1,…,ai-1,a,ai+1,…,an&gt;</text:p>
      <text:p text:style-name="P14">-primoLista(l) = p</text:p>
      <text:p text:style-name="P14"><text:tab/>POST: p = pos(1)</text:p>
      <text:p text:style-name="P14">-<text:span text:style-name="T1">fineLista(p,l) = b</text:span></text:p>
      <text:p text:style-name="P14"><text:tab/><text:span text:style-name="T1">PRE: p = pos(i) con 1 &lt;= i &lt;= n+1</text:span></text:p>
      <text:p text:style-name="P14"><text:tab/><text:span text:style-name="T1">POST: b = VERO se p = pos(n+1), FALSO altrimenti</text:span></text:p>
      <text:p text:style-name="P14">-<text:span text:style-name="T1">succLista(p,l) = p'</text:span></text:p>
      <text:p text:style-name="P14"><text:tab/><text:span text:style-name="T1">PRE: p = pos(i) con 1&lt;= i &lt;= n</text:span></text:p>
      <text:p text:style-name="P14"><text:tab/><text:span text:style-name="T1">POST: p' = pos(i+1)</text:span></text:p>
      <text:p text:style-name="P14"><text:soft-page-break/>-<text:span text:style-name="T2">precLista(p,l) = p'</text:span></text:p>
      <text:p text:style-name="P14"><text:tab/><text:span text:style-name="T2">PRE: p = pos(i) con 1 &lt;= i &lt;= n</text:span></text:p>
      <text:p text:style-name="P14"><text:tab/><text:span text:style-name="T2">POST: p' = pos(i-1)</text:span></text:p>
      <text:p text:style-name="P14">-<text:span text:style-name="T3">insLista(a,p,l) = l'</text:span></text:p>
      <text:p text:style-name="P14"><text:tab/><text:span text:style-name="T3">PRE: p = pos(i) con 1&lt;= i &lt;= n+1</text:span></text:p>
      <text:p text:style-name="P14"><text:tab/><text:span text:style-name="T3">POST:<text:tab/>se 1&lt;= i &lt;= n allora l' = &lt;a1,…,ai-1,a,ai,ai+1,…,an&gt;</text:span></text:p>
      <text:p text:style-name="P14"><text:tab/><text:tab/><text:tab/><text:span text:style-name="T3">se i = n+1 allora l' = &lt;a1,…,an,a&gt;</text:span></text:p>
      <text:p text:style-name="P14"><text:tab/><text:tab/><text:tab/><text:span text:style-name="T3">se i = 1 e l = &lt;&gt; allora l' = &lt;a&gt;</text:span></text:p>
      <text:p text:style-name="P14"/>
      <text:p text:style-name="P14">-<text:span text:style-name="T3">cancLista(p,l)=l'</text:span></text:p>
      <text:p text:style-name="P14"><text:tab/><text:span text:style-name="T3">PRE: p = pos(i) con 1 &lt;= i &lt;= n</text:span></text:p>
      <text:p text:style-name="P14"><text:tab/><text:span text:style-name="T3">POST: l' = &lt;a1,…,a-1,a+1,…,an&gt;</text:span></text:p>
      <text:p text:style-name="P14"/>
      <text:p text:style-name="P4">1.3 Realizzazione sequenziale con vettore</text:p>
      <text:p text:style-name="P16">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16">La banale inserzione o cancellazione di un elemento nella lista pero' causa lo spostamento degli elementi in tutto il vettore.</text:p>
      <text:p text:style-name="P16"/>
      <text:p text:style-name="P4">1.4 Rappresentazione collegata</text:p>
      <text:p text:style-name="P16">L'idea è quella di memorizzare gli elementi della lista associando un riferimento che individua la locazione dell'elemento successivo.</text:p>
      <text:p text:style-name="P16"/>
      <text:p text:style-name="P4">1.5 Rappresentazione collegata con cursori</text:p>
      <text:p text:style-name="P16">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16">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16">Gli aggiornamento comunque richiedono un numero limitato di operazioni.</text:p>
      <text:p text:style-name="P16">Rispetto alla rapp. Sequenziale vi è un ulteriore occupazione di memoria per i riferimenti.</text:p>
      <text:p text:style-name="P16"/>
      <text:p text:style-name="P5">1.6 Rappresentazione collegata con puntatori</text:p>
      <text:p text:style-name="P17">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17"/>
      <text:p text:style-name="P6"/>
      <text:p text:style-name="P6"/>
      <text:p text:style-name="P6"/>
      <text:p text:style-name="P6"/>
      <text:p text:style-name="P6"/>
      <text:p text:style-name="P6"/>
      <text:p text:style-name="P6"/>
      <text:p text:style-name="P6"/>
      <text:p text:style-name="P6"><text:soft-page-break/>2. PILE</text:p>
      <text:p text:style-name="P18">Una pila è una sequenza di elementi di un certo tipo in cui è possibile aggiungere o togliere elementi solo daun estremità (testa). Non è possibile accedere a qualsiasi altro elemento che non sia quello in testa</text:p>
      <text:p text:style-name="P18"/>
      <text:p text:style-name="P7">2.1 Specifica sintattica</text:p>
      <text:p text:style-name="P18">Tipi: pila, boolean, tipoelem</text:p>
      <text:p text:style-name="P18"/>
      <text:p text:style-name="P18">Operatori:</text:p>
      <text:p text:style-name="P18">- creaPila:<text:tab/>()<text:tab/>→<text:tab/>pila</text:p>
      <text:p text:style-name="P18">- pilaVuota:<text:tab/>(pila)<text:tab/>→<text:tab/>boolean</text:p>
      <text:p text:style-name="P18">- leggiPila:<text:tab/>(pila)<text:tab/>→<text:tab/>tipoelem</text:p>
      <text:p text:style-name="P18">- fuoriPila:<text:tab/>(pila)<text:tab/>→<text:tab/>pila</text:p>
      <text:p text:style-name="P18">- inPila:<text:tab/>(<text:span text:style-name="T5">tipoelem, </text:span>pila)<text:tab/>→<text:tab/>pila</text:p>
      <text:p text:style-name="P18"/>
      <text:p text:style-name="P7">2.2 Specifica semantica</text:p>
      <text:p text:style-name="P18">Tipi:</text:p>
      <text:p text:style-name="P18">- pila: sequenza di elementi p = &lt;a1,…,an&gt; di tipo tipoelem gestiti con accesso LIFO</text:p>
      <text:p text:style-name="P18">- boolean: insieme dei valori di verità</text:p>
      <text:p text:style-name="P18"/>
      <text:p text:style-name="P18">Operatori:</text:p>
      <text:p text:style-name="P18">- creaPila() = p</text:p>
      <text:p text:style-name="P18"><text:tab/>POST: p = &lt;&gt;</text:p>
      <text:p text:style-name="P18">- pilaVuota(p) = b</text:p>
      <text:p text:style-name="P18"><text:tab/>POST: b = VERO se p = &lt;&gt;, altrimenti FALSO</text:p>
      <text:p text:style-name="P18">-leggiPila(p) = a</text:p>
      <text:p text:style-name="P19"><text:tab/>PRE: <text:span text:style-name="T5">p = &lt;a1,…,an&gt; con n &gt;= 1</text:span></text:p>
      <text:p text:style-name="P18"><text:tab/>POST: a = a1</text:p>
      <text:p text:style-name="P18">-fuoriPila(p) = p'</text:p>
      <text:p text:style-name="P19"><text:tab/>PRE: <text:span text:style-name="T5">p = &lt;a1,…,an&gt; con n &gt;= 1</text:span></text:p>
      <text:p text:style-name="P18"><text:tab/>POST<text:tab/>: p' = &lt;a2,…,an&gt; se n &gt;1, se n = 1 allora p' = &lt;&gt;</text:p>
      <text:p text:style-name="P18">-inPila(a,p) = p'</text:p>
      <text:p text:style-name="P18"><text:tab/><text:span text:style-name="T5">PRE: p = &lt;a1,…,an&gt; con n &gt;= 0</text:span></text:p>
      <text:p text:style-name="P18"><text:tab/><text:span text:style-name="T5">POST: se n &gt; 0 allora p' = &lt;a,a1,…,an&gt;, se n = 0 allora p' = &lt;a&gt;</text:span></text:p>
      <text:p text:style-name="P18"/>
      <text:p text:style-name="P8">2.3 Realizzazione</text:p>
      <text:p text:style-name="P20">La pila è un caso particolare di lista e ogni realizzazione descritta per la lista funziona anche per la pila. Possiamo definire una corrispondenza</text:p>
      <text:p text:style-name="P20"/>
      <text:p text:style-name="P20">creaPila()<text:tab/>→<text:tab/>creaLista()</text:p>
      <text:p text:style-name="P20">pilaVuota(p)<text:tab/>→<text:tab/>listaVuota(p)</text:p>
      <text:p text:style-name="P20">leggiPila(p)<text:tab/>→<text:tab/>leggiLista(primoLista(p),p)</text:p>
      <text:p text:style-name="P20">fuoriPila(p)<text:tab/>→<text:tab/>cancLista(primoLista(p),p)</text:p>
      <text:p text:style-name="P20">inPila(a,p)<text:tab/>→<text:tab/>insLista(a,primoLista(p),p)</text:p>
      <text:p text:style-name="P20"/>
      <text:p text:style-name="P8">2.4 Realizzazione con vettore</text:p>
      <text:p text:style-name="P20">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0"/>
      <text:p text:style-name="P8">2.5 Realizzazione con puntatori</text:p>
      <text:p text:style-name="P20">Come con le liste, utilizziamo un puntatore alla prima cella che sarebbe la testa della pila.</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0">Una coda è un tipo astratto simile alla lista che permette di inserire gli elementi in coda e recuperarli dalla testa (FIFO), non è possibile accedere agli altri elementi</text:p>
      <text:p text:style-name="P20"/>
      <text:p text:style-name="P8">3.1 Specifica sintattica</text:p>
      <text:p text:style-name="P20">Tipi: coda, tipoelem, boolean</text:p>
      <text:p text:style-name="P20">Operatori:</text:p>
      <text:p text:style-name="P20">- creaCoda:<text:tab/>()<text:tab/>→<text:tab/>coda</text:p>
      <text:p text:style-name="P20">- codaVuota:<text:tab/>(coda)<text:tab/>→<text:tab/>boolean</text:p>
      <text:p text:style-name="P20">- inCoda:<text:tab/>(tipoelem, coda)<text:tab/>→<text:tab/>coda</text:p>
      <text:p text:style-name="P20">- fuoriCoda:<text:tab/>(coda)<text:tab/>→<text:tab/>coda</text:p>
      <text:p text:style-name="P20">- leggiCoda:<text:tab/>(coda)<text:tab/>→<text:tab/>tipoelem</text:p>
      <text:p text:style-name="P20"/>
      <text:p text:style-name="P8">3.2 Specifica semantica</text:p>
      <text:p text:style-name="P20">Tipi:</text:p>
      <text:p text:style-name="P20">coda: <text:span text:style-name="T6">insieme delle </text:span>sequenz<text:span text:style-name="T6">e</text:span> di elementi P = &lt;a1,…,an&gt; <text:s/><text:span text:style-name="T6">con n &gt;= 0 </text:span>di tipo tipoelem i cui accessi sono gestiti in FIFO</text:p>
      <text:p text:style-name="P20">boolean: insieme dei valori di verità</text:p>
      <text:p text:style-name="P20"/>
      <text:p text:style-name="P21">Operatori:</text:p>
      <text:p text:style-name="P21">- creaCoda() = p</text:p>
      <text:p text:style-name="P21"><text:tab/>POST: p = &lt;&gt;</text:p>
      <text:p text:style-name="P21">- codaVuota(p) = b</text:p>
      <text:p text:style-name="P21"><text:tab/>POST: b = VERO se p = &lt;&gt;, FALSO altrimenti</text:p>
      <text:p text:style-name="P21">- inCoda(a,p) = p'</text:p>
      <text:p text:style-name="P21"><text:tab/>PRE: p = &lt;a1,…,an&gt; con n &gt;= 0</text:p>
      <text:p text:style-name="P21"><text:tab/>POST: se n &gt; 0 allora p' = &lt;a1,…,an,a&gt;, se n = 0 allora p' = &lt;a&gt;</text:p>
      <text:p text:style-name="P21">-fuoriCoda(p) = p'</text:p>
      <text:p text:style-name="P21"><text:tab/>PRE: p = &lt;a1,…,an&gt; con n &gt;= 1</text:p>
      <text:p text:style-name="P21"><text:tab/>POST: se n &gt; 1 allora p' = &lt;a2,…,an&gt;, se n = 1 allora p' = &lt;&gt;</text:p>
      <text:p text:style-name="P21">-leggiCoda(p) = a</text:p>
      <text:p text:style-name="P21"><text:tab/>PRE: p = &lt;a1,…,an&gt; con n &gt;= 1</text:p>
      <text:p text:style-name="P21"><text:tab/>POST: a = a1</text:p>
      <text:p text:style-name="P21"/>
      <text:p text:style-name="P9">3.3 Realizzazione</text:p>
      <text:p text:style-name="P21">In generale la rappresentazione di una coda è analoga a quella di una pila con l'attenzione di garantire l'accesso sia al primo elemento inserito che all'ultimo.</text:p>
      <text:p text:style-name="P21"/>
      <text:p text:style-name="P9">3.4 Realizzazione con vettore circolare</text:p>
      <text:p text:style-name="P21">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1"/>
      <text:p text:style-name="P9">3.5 Realizzazione con puntatori</text:p>
      <text:p text:style-name="P21">Garantire l'accesso al primo elemento e ultimo elemento inserito.</text:p>
      <text:p text:style-name="P21"/>
      <text:p text:style-name="P21"/>
      <text:p text:style-name="P21"/>
      <text:p text:style-name="P9"><text:soft-page-break/>4. INSIEMI</text:p>
      <text:p text:style-name="P22">Un insieme è una collezione di elementi di tipo omogeneo. A differenza delle liste gli elementi non sono caratterizzati da una posizione, ne possono apparire più di una volta. La relazione fondamentale è quella di appartenenza.</text:p>
      <text:p text:style-name="P22"/>
      <text:p text:style-name="P10">4.1 Specifica sintattica</text:p>
      <text:p text:style-name="P22">Tipi: insieme, tipoelem, boolean</text:p>
      <text:p text:style-name="P22"/>
      <text:p text:style-name="P22">Operatori:</text:p>
      <text:p text:style-name="P22">- creaInsieme:<text:tab/>()<text:tab/><text:tab/>→<text:tab/><text:tab/>insieme</text:p>
      <text:p text:style-name="P22">-insiemeVuoto:<text:tab/>(insieme)<text:tab/>→<text:tab/><text:tab/>boolean</text:p>
      <text:p text:style-name="P22">-appartiene:<text:tab/><text:tab/>(tipoelem,insieme) →<text:tab/>boolean</text:p>
      <text:p text:style-name="P22">- inserisci:<text:tab/><text:tab/>(tipoelem,insieme) →<text:tab/>insieme</text:p>
      <text:p text:style-name="P22">- cancella:<text:tab/><text:tab/>(tipoelem,insieme) →<text:tab/>insieme</text:p>
      <text:p text:style-name="P22">- unione:<text:tab/><text:tab/>(insieme, insieme) <text:s/>→<text:tab/>insieme</text:p>
      <text:p text:style-name="P22">- intersezione:<text:tab/>(insieme, insieme) <text:s/>→<text:tab/>insieme</text:p>
      <text:p text:style-name="P22">- differenza:<text:tab/><text:tab/>(insieme, insieme) <text:s/>→<text:tab/>insieme</text:p>
      <text:p text:style-name="P22"/>
      <text:p text:style-name="P10">4.2 Specifica semantica</text:p>
      <text:p text:style-name="P22">Tipi:</text:p>
      <text:p text:style-name="P22">- insieme: famiglia di insiemi di elementi di tipo tipoelem</text:p>
      <text:p text:style-name="P22">- booelan: insieme dei valori di verità</text:p>
      <text:p text:style-name="P22"/>
      <text:p text:style-name="P22">Operatori:</text:p>
      <text:p text:style-name="P22">- creaInsieme() = P</text:p>
      <text:p text:style-name="P22"><text:tab/>POST: P = {}</text:p>
      <text:p text:style-name="P22">-insiemeVuoto(p) = b</text:p>
      <text:p text:style-name="P22"><text:tab/>POST: b = VERO se P = {}, altrimenti FALSO</text:p>
      <text:p text:style-name="P22">-appartiene(a,P) = b</text:p>
      <text:p text:style-name="P22"><text:tab/>POST: b = VERO se a <text:span text:style-name="T7">∈</text:span><text:span text:style-name="T10"> P, b = FALSO altrimenti</text:span></text:p>
      <text:p text:style-name="P28">- inserisci(a,P) = P’</text:p>
      <text:p text:style-name="P22"><text:span text:style-name="T10"><text:tab/>PRE: a </text:span><text:span text:style-name="T7">∉</text:span><text:span text:style-name="T10"> P</text:span></text:p>
      <text:p text:style-name="P23"><text:span text:style-name="T10"><text:tab/>POST: P’ = P U {a}, </text:span><text:span text:style-name="T11">se a </text:span><text:span text:style-name="T7">∈</text:span><text:span text:style-name="T10"> </text:span><text:span text:style-name="T11">P allora P’ = P</text:span></text:p>
      <text:p text:style-name="P28">- cancella(a,P) = P’</text:p>
      <text:p text:style-name="P22"><text:span text:style-name="T10"><text:tab/>PRE: a </text:span><text:span text:style-name="T7">∈</text:span><text:span text:style-name="T10"> P</text:span></text:p>
      <text:p text:style-name="P23"><text:span text:style-name="T10"><text:tab/>POST: P’ = P / {a}, </text:span><text:span text:style-name="T11">se a </text:span><text:span text:style-name="T7">∉ </text:span><text:span text:style-name="T8">P allora P’ = P</text:span></text:p>
      <text:p text:style-name="P29">-unione(A,B) = P</text:p>
      <text:p text:style-name="P29"><text:tab/>POST: P = A U B</text:p>
      <text:p text:style-name="P29">- intersezione(A,B) = P</text:p>
      <text:p text:style-name="P29"><text:tab/>POST: P = A ^ B</text:p>
      <text:p text:style-name="P29">- differenza(A,B) = P</text:p>
      <text:p text:style-name="P29"><text:tab/> POST: P = A / B</text:p>
      <text:p text:style-name="P29"/>
      <text:p text:style-name="P11">4.3 Rappresentazione con vettore booleano</text:p>
      <text:p text:style-name="P23"><text:span text:style-name="T13">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29"/>
      <text:p text:style-name="P30">4.4 Rappresentazione con liste non ordinate</text:p>
      <text:p text:style-name="P23"><text:span text:style-name="T8">L’occupazione di memoria è proporzionale al numero di elementi presenti nell’insieme, </text:span><text:soft-page-break/><text:span text:style-name="T8">l’inserimento avviene in testa alla lista semplice con cui è realizzato l’insieme.</text:span></text:p>
      <text:p text:style-name="P29"/>
      <text:p text:style-name="P30">4.5 <text:s/>Rappresentazione con liste ordinate</text:p>
      <text:p text:style-name="P23"><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text:soft-page-break/>5. DIZIONARI</text:p>
      <text:p text:style-name="P24">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24"/>
      <text:p text:style-name="P24">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25"/>
      <text:p text:style-name="P13">5.1 Specifica sintattica</text:p>
      <text:p text:style-name="P25">Tipi: dizionario, chiave, valore, boolean</text:p>
      <text:p text:style-name="P25">Operatori:</text:p>
      <text:p text:style-name="P25">- creaDizionario:<text:tab/>()<text:tab/><text:tab/><text:tab/>→<text:tab/>dizionario</text:p>
      <text:p text:style-name="P25">- dizionarioVuoto<text:tab/>(dizionario)<text:tab/><text:tab/>→ <text:tab/>boolean</text:p>
      <text:p text:style-name="P25">- appartiene<text:tab/><text:tab/>(chiave,dizionario)<text:tab/>→<text:tab/>boolean</text:p>
      <text:p text:style-name="P25">- inserisci<text:tab/><text:tab/>(&lt;chiave,valore&gt;,dizionario) →<text:tab/>dizionario</text:p>
      <text:p text:style-name="P25">- cancella<text:tab/><text:tab/>(chiave, dizionario)<text:tab/>→<text:tab/>dizionario</text:p>
      <text:p text:style-name="P25">- recupera<text:tab/><text:tab/>(chiave,dizionario)<text:tab/>→<text:tab/>valore</text:p>
      <text:p text:style-name="P25"/>
      <text:p text:style-name="P13">5.2 Specifica semantica</text:p>
      <text:p text:style-name="P25">Tipi:</text:p>
      <text:p text:style-name="P25">dizionario: famiglia degli insiemi(dizionari) di coppie di tipo &lt;chiave, valore&gt;</text:p>
      <text:p text:style-name="P25">boolean: insieme dei valori di verità</text:p>
      <text:p text:style-name="P25"/>
      <text:p text:style-name="P25">Operatori:</text:p>
      <text:p text:style-name="P25">- creaDizionario = D</text:p>
      <text:p text:style-name="P25"><text:tab/>POST: D = {}</text:p>
      <text:p text:style-name="P25">- dizionarioVuoto(D) = b</text:p>
      <text:p text:style-name="P25"><text:tab/>POST: b = VERO se D = {}, altrimenti FALSO</text:p>
      <text:p text:style-name="P25">- appartiene(k,D) = b</text:p>
      <text:p text:style-name="P25"><text:tab/>POST: b = VERO se esiste una coppia &lt;k’,v’&gt; <text:span text:style-name="T9">∈</text:span><text:span text:style-name="T12"> D per cui k’ = k, FALSO altrimenti</text:span></text:p>
      <text:p text:style-name="P31">- inserisci(&lt;k,v&gt;,D) = D’</text:p>
      <text:p text:style-name="P31"><text:tab/>POST: D’ = D U {&lt;k,v&gt;} se non esista una coppia &lt;k’,v’&gt; tale che k’ = k</text:p>
      <text:p text:style-name="P31"><text:tab/><text:tab/> D’ = D U {&lt;k,v&gt;} / {&lt;k’,v’&gt;} se esiste gia’ una coppia &lt;k’,v’&gt; tale che k’ = k<text:tab/></text:p>
      <text:p text:style-name="P31">- cancella(k,D) = D’</text:p>
      <text:p text:style-name="P26"><text:span text:style-name="T12"><text:tab/>PRE: esiste una coppia &lt;k’,v’&gt; <text:s/></text:span><text:span text:style-name="T9">∈</text:span><text:span text:style-name="T12"> D tale che k’ = k</text:span></text:p>
      <text:p text:style-name="P32"><text:tab/>POST: D’ = D / {&lt;k’,v’&gt;} tale che k = k’</text:p>
      <text:p text:style-name="P32">-recupera(k,D) = v</text:p>
      <text:p text:style-name="P26"><text:span text:style-name="T12"><text:tab/>PRE: esiste una coppia &lt;k’,v’&gt; <text:s/></text:span><text:span text:style-name="T9">∈</text:span><text:span text:style-name="T12"> D tale che k’ = k</text:span></text:p>
      <text:p text:style-name="P32"><text:tab/>POST: v = v’</text:p>
      <text:p text:style-name="P32"/>
      <text:p text:style-name="P37">5.3 Rappresentazioni</text:p>
      <text:p text:style-name="P37"><text:span text:style-name="T14">Oltre alle realizzazioni viste per l’insieme che si rifanno alle rappresentazioni con vettore booleano e mediante lista, ci sono realizzazioni più efficienti mediante vettori ordinati e tabelle hash.</text:span></text:p>
      <text:p text:style-name="P37"><text:span text:style-name="T14"/></text:p>
      <text:p text:style-name="P37"><text:span text:style-name="T14"/></text:p>
      <text:p text:style-name="P37"><text:soft-page-break/>5.4 Rappresentazione con vettore ordinato</text:p>
      <text:p text:style-name="P33">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3"/>
      <text:p text:style-name="P37">5.5 Rappresentazione con tabella hash</text:p>
      <text:p text:style-name="P37"><text:span text:style-name="T14">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span></text:p>
      <text:p text:style-name="P37"><text:span text:style-name="T14">- Idea base: ricavare la posizione che la chiave occupa in un vettore dal valore della chiave.</text:span></text:p>
      <text:p text:style-name="P37"><text:span text:style-name="T14">- Esistono diverse varianti che comunque si possono far risalire ad una forma statica e ad una forma dinamica o estensibile.</text:span></text:p>
      <text:p text:style-name="P37"><text:span text:style-name="T14"/></text:p>
      <text:p text:style-name="P38"><text:span text:style-name="T14">L’hash statico fa uso di strutture di dimensioni prefissate mentre l’hash dinamico è in grado di modificare dinamicamente le dimensioni della tabella hash sulla base del numero di elementi vengono inseriti o eliminati.</text:span></text:p>
      <text:p text:style-name="P38"><text:span text:style-name="T14"/></text:p>
      <text:p text:style-name="P38"><text:span text:style-name="T14">L’hash statico può assumere a sua volta due forme diverse:</text:span></text:p>
      <text:p text:style-name="P38"><text:span text:style-name="T14">- Hash chiuso: consente di inserire un insieme limitato di valori in uno spazio a dimensione fissa.</text:span></text:p>
      <text:p text:style-name="P38"><text:span text:style-name="T14">- Hash aperto: consente di memorizzare un insieme di valori di dimensione qualsiasi in uno spazio potenzialmente illimitato</text:span></text:p>
      <text:p text:style-name="P38"><text:span text:style-name="T14"/></text:p>
      <text:p text:style-name="P38"><text:span text:style-name="T14">Entrambe queste varianti però utilizzano una sottostante tabella hash a dimensione fissa .</text:span></text:p>
      <text:p text:style-name="P38"><text:span text:style-name="T14"/></text:p>
      <text:p text:style-name="P38"><text:span text:style-name="T14">- Nel caso di hash chiuso <text:s/>la struttura sarà composta da un certo numero (maxbucket) di contenitori di uguale dimensione denominati bucket. Ognuno di questi bucket può contenere al massimo un numero nb = 1 di elementi che comprendono la chiave e il corrispondente valore.</text:span></text:p>
      <text:p text:style-name="P38"><text:span text:style-name="T14">- Nel caso di hash aperto la struttura sarà composta da un certo numero indeterminato di contenitori bucket.</text:span></text:p>
      <text:p text:style-name="P38"><text:span text:style-name="T14"><text:s/></text:span></text:p>
      <text:p text:style-name="P39"><text:span text:style-name="T15">I</text:span><text:span text:style-name="T14">n entrambi i casi viene usata una funzione aritmetica allo scopo di calcolare partendo dalla chiave, la posizione in tabella delle informazioni contenute nell’attributo collegato alla chiave.</text:span></text:p>
      <text:p text:style-name="P38"><text:span text:style-name="T14"/></text:p>
      <text:p text:style-name="P39">5.6 Collisioni</text:p>
      <text:p text:style-name="P34">Una collisione si verifica quando chiavi diverse producono lo stesso risultato della funzione hash. Esistono funzioni hash più o meno buone anche se le collisioni non si potranno mai evitare del tutto.</text:p>
      <text:p text:style-name="P34"/>
      <text:p text:style-name="P40">5.6.1 Gestione con scansione lineare</text:p>
      <text:p text:style-name="P35">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36"><text:soft-page-break/>Quale sia la funzione hash adottata, deve essere prevista una strategia per gestire il problema degli agglomerati e delle collisioni. Cioè:</text:p>
      <text:p text:style-name="P36">- occorre una funzione hash che distribuisca le chiavi uniformemente in v, in modo da ridurre le collisioni.</text:p>
      <text:p text:style-name="P36">- occorre un metodo di scansione per la soluzione delle collisioni utile a reperire chiavi che hanno trovato la posizione occupata e che non provochi la formazione di agglomerati di chiavi.</text:p>
      <text:p text:style-name="P36">- la dimensione m del vettore v deve essere una sovrastima del numero delle chiavi attese per evitare di riempire v completamente.</text:p>
      <text:p text:style-name="P35"/>
      <text:p text:style-name="P41">5.6.2 Hash aperto e liste di trabocco</text:p>
      <text:p text:style-name="P36">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36"/>
      <text:p text:style-name="P36">Nella realizzazione con hash e liste di trabocco si usa un metodo di scansione esterno contrapposto alla scansione lineare che è un metodo interno, altri metodi interni sono la scansione quadratica, pseudocasuale e l’hashing dopp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05T09:16:00.973632475</dc:date>
    <meta:editing-duration>PT27M45S</meta:editing-duration>
    <meta:editing-cycles>4</meta:editing-cycles>
    <meta:generator>LibreOffice/5.1.2.2$Linux_X86_64 LibreOffice_project/10m0$Build-2</meta:generator>
    <meta:document-statistic meta:table-count="0" meta:image-count="0" meta:object-count="0" meta:page-count="10" meta:paragraph-count="241" meta:word-count="2589" meta:character-count="15677" meta:non-whitespace-character-count="13226"/>
  </office:meta>
</office:document-meta>
</file>